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normal" officeooo:rsid="00078a3f" officeooo:paragraph-rsid="00078a3f" style:font-weight-asian="normal" style:font-weight-complex="normal"/>
    </style:style>
    <style:style style:name="P2" style:family="paragraph" style:parent-style-name="Standard">
      <style:text-properties style:font-name="Times New Roman" fo:font-weight="normal" officeooo:rsid="00078a3f" officeooo:paragraph-rsid="00078a3f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normal" officeooo:rsid="00078a3f" officeooo:paragraph-rsid="00078a3f" style:font-weight-asian="normal" style:font-weight-complex="normal"/>
    </style:style>
    <style:style style:name="P4" style:family="paragraph" style:parent-style-name="Standard">
      <style:text-properties style:font-name="Times New Roman" fo:font-weight="normal" officeooo:rsid="00078a3f" officeooo:paragraph-rsid="000d3fb2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weight="normal" officeooo:rsid="00157d8c" officeooo:paragraph-rsid="00157d8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13d0da" officeooo:paragraph-rsid="0013d0da" style:font-weight-asian="bold" style:font-weight-complex="bold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3118in" style:auto-text-indent="false" style:page-number="auto"/>
      <style:text-properties style:font-name="Times New Roman" fo:font-weight="normal" officeooo:rsid="00078a3f" officeooo:paragraph-rsid="00098520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3118in" style:auto-text-indent="false"/>
      <style:text-properties style:font-name="Times New Roman" fo:font-weight="normal" officeooo:rsid="00078a3f" officeooo:paragraph-rsid="00078a3f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3118in" style:auto-text-indent="false"/>
      <style:text-properties style:font-name="Times New Roman" fo:font-weight="normal" officeooo:rsid="00078a3f" officeooo:paragraph-rsid="000d3fb2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3118in" style:auto-text-indent="false"/>
      <style:text-properties style:font-name="Times New Roman" fo:font-weight="normal" officeooo:rsid="000e6a90" officeooo:paragraph-rsid="000e6a90" style:font-weight-asian="normal" style:font-weight-complex="normal"/>
    </style:style>
    <style:style style:name="T1" style:family="text">
      <style:text-properties officeooo:rsid="00098520"/>
    </style:style>
    <style:style style:name="T2" style:family="text">
      <style:text-properties style:text-position="super 58%"/>
    </style:style>
    <style:style style:name="T3" style:family="text">
      <style:text-properties officeooo:rsid="000d3fb2"/>
    </style:style>
    <style:style style:name="T4" style:family="text">
      <style:text-properties officeooo:rsid="001029bf"/>
    </style:style>
    <style:style style:name="T5" style:family="text">
      <style:text-properties officeooo:rsid="0012185e"/>
    </style:style>
    <style:style style:name="T6" style:family="text">
      <style:text-properties fo:font-weight="bold" officeooo:rsid="0013d0da" style:font-weight-asian="bold" style:font-weight-complex="bold"/>
    </style:style>
    <style:style style:name="T7" style:family="text">
      <style:text-properties officeooo:rsid="00157d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Аннотация</text:p>
      <text:p text:style-name="P1"/>
      <text:p text:style-name="P1"><text:span text:style-name="T6">Тема: </text:span>Параллельный алгоритм построения остовного дерева для больших графов на мультипроцессоре</text:p>
      <text:p text:style-name="P1"/>
      <text:p text:style-name="P1">Количество страниц: 32</text:p>
      <text:p text:style-name="P1">Количество иллюстраций: 5</text:p>
      <text:p text:style-name="P1">Количество таблиц: 2</text:p>
      <text:p text:style-name="P1">Количество используемых источников: 24</text:p>
      <text:p text:style-name="P3">Ключевые слова: <text:span text:style-name="T7">ПАРАЛЛЕЛЬНЫЕ АЛГОРИТМЫ</text:span>, <text:span text:style-name="T7">СИСТЕМЫ С ОБЩЕЙ ПАМЯТЬЮ</text:span>, ccNUMA <text:s/><text:span text:style-name="T7">АРХИТЕКТУРА</text:span>, <text:span text:style-name="T7">БОЛЬШИЕ ГРАФЫ</text:span>, <text:span text:style-name="T7">РАЗРЕЖЕННЫЕ ГРАФЫ</text:span>, <text:span text:style-name="T7">МИНИМАЛЬНОЕ ОСТОВНОЕ ДЕРЕВО.</text:span></text:p>
      <text:p text:style-name="P1"/>
      <text:p text:style-name="P7">В данной работе исследуется задача распараллеливания алгоритмов построения минимального остовного дерева – <text:span text:style-name="T1">поиска максимального по включению рёбер подграфа данного неориентированного взвешенного графа с минимальной суммой весов рёбер</text:span>. Минимальные остовные деревья имеют широкое практическое применение. Они используются при построении различных сетей: коммуникационных линий, компьютерных сетей, транспортных сетей, они используются в кластеризации, сегментации при обработке изображений, распознавании рукописного ввода. Минимальные остовные деревья <text:span text:style-name="T1">так же</text:span> используются как приближённое решение переборной задачи, например, задачи Штейнера.</text:p>
      <text:p text:style-name="P8">Целью данной работы является получение параллельного алгоритма построения минимального остовного дерева, обладающего хорошей масштабируемость и высокой производительностью на больших разреженных графах на вычислителях с общей памятью с ccNUMA архитектурой.</text:p>
      <text:p text:style-name="P8">Существует несколько различных последовательных алгоритмов построения <text:span text:style-name="T4">минимального остовного дерева</text:span>, наиболее распространёнными из которых являются алгоритмы Крускала, Прима и Борувки. Среди последовательных алгоритмов только алгоритм Борувки в своём оригинальном виде является наиболее пригодным для распараллеливания. <text:span text:style-name="T5">Однако, существую работы по модификации алгоритмов Крускала и Прима с целью получения эффективных параллельных алгоритмов.</text:span></text:p>
      <text:p text:style-name="P8">Настоящая работа направлена на адаптацию существующих и реализацию новых алгоритмов, ориентированных на высокую эффективность и <text:s/>на современных вычислителях с общей памятью с ccNUMA архитектурой. В работе рассматриваются различные подходы к реализации алгоритма Борувки, использующие разные структуры для хранения графа. Так же в работе рассматривается возможность реализации асинхронного алгоритма.</text:p>
      <text:p text:style-name="P9">Тестирование проводилось на графах, состоящих из 10<text:span text:style-name="T2">6</text:span>-10<text:span text:style-name="T2">8</text:span> вершин и 10<text:span text:style-name="T2">7</text:span>-10<text:span text:style-name="T2">8</text:span> рёбер: это RMAT и SSCA2 графы, двумерные и трёхмерные решётки, а так же случайные графы.</text:p>
      <text:p text:style-name="P9">В ходе тестирования наилучшие результаты были показаны реализацией, использующей единый массив для хранения рёбер и минимизирующей копирование данных во время исполнения итераций алгоритма. <text:span text:style-name="T3">На центральном процессоре Intel Xeon E2520 достигнута производительность в 1400-1600 MTEPS. Хорошие результаты достигнуты на ускорителе Intel Xeon Phi, где полученная реализация масштабируется до всех 60 ядер процессора.</text:span></text:p>
      <text:p text:style-name="P10">Результаты данной работы были представлены на конференции GraphHPC (5 марта 2015 года, МГУ). Так же полученная реализация алгоритма <text:s/>Борувки на проходившем в рамках конференции конкурса показал лучшие результаты на больших графах.</text:p>
      <text:p text:style-name="P4"/>
      <text:p text:style-name="P4"/>
      <text:p text:style-name="P5">Зайцев В. Е.</text:p>
      <text:p text:style-name="P5">______________________</text:p>
      <text:p text:style-name="P5">“___” ___________ 2015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602in" fo:margin-bottom="0.557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3:17:26.794069778</meta:creation-date>
    <meta:editing-duration>PT35M32S</meta:editing-duration>
    <meta:editing-cycles>15</meta:editing-cycles>
    <meta:generator>LibreOffice/4.4.2.2$Linux_X86_64 LibreOffice_project/40m0$Build-2</meta:generator>
    <dc:date>2015-06-09T15:02:38.013779671</dc:date>
    <meta:document-statistic meta:table-count="0" meta:image-count="0" meta:object-count="0" meta:page-count="1" meta:paragraph-count="17" meta:word-count="353" meta:character-count="2955" meta:non-whitespace-character-count="2615"/>
  </office:meta>
</office:document-meta>
</file>